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0000000005900000047C4E2AD928ED729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Microsoft YaHei1" svg:font-family="'Microsoft YaHei'" style:font-adornments="Oblique"/>
    <style:font-face style:name="OpenSymbol" svg:font-family="OpenSymbol"/>
    <style:font-face style:name="OpenSymbol1" svg:font-family="OpenSymbol" style:font-adornments="Roman"/>
    <style:font-face style:name="Tahoma" svg:font-family="Tahoma"/>
    <style:font-face style:name="Verdana" svg:font-family="Verdana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9.148cm" table:align="left"/>
    </style:style>
    <style:style style:name="Tableau1.A" style:family="table-column">
      <style:table-column-properties style:column-width="2.801cm"/>
    </style:style>
    <style:style style:name="Tableau1.B" style:family="table-column">
      <style:table-column-properties style:column-width="1.774cm"/>
    </style:style>
    <style:style style:name="Tableau1.C" style:family="table-column">
      <style:table-column-properties style:column-width="1.716cm"/>
    </style:style>
    <style:style style:name="Tableau1.D" style:family="table-column">
      <style:table-column-properties style:column-width="2.856cm"/>
    </style:style>
    <style:style style:name="Tableau1.A1" style:family="table-cell">
      <style:table-cell-properties style:vertical-align="middle" fo:padding="0.097cm" fo:border="none"/>
    </style:style>
    <style:style style:name="Tableau1.4" style:family="table-row">
      <style:table-row-properties style:min-row-height="0.123cm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9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26fd94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style:paragraph-properties fo:margin-top="0.101cm" fo:margin-bottom="0cm" loext:contextual-spacing="false"/>
      <style:text-properties fo:color="#ea7500" style:font-name="Bitstream Vera Sans" fo:font-size="10pt" fo:font-weight="bold" officeooo:paragraph-rsid="00536980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.101cm" fo:margin-bottom="0cm" loext:contextual-spacing="false"/>
      <style:text-properties fo:color="#ea7500" style:font-name="Bitstream Vera Sans" fo:font-size="10pt" fo:font-weight="bold" officeooo:rsid="00951988" officeooo:paragraph-rsid="00536980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.101cm" fo:margin-bottom="0cm" loext:contextual-spacing="false"/>
      <style:text-properties officeooo:paragraph-rsid="00536980"/>
    </style:style>
    <style:style style:name="P29" style:family="paragraph" style:parent-style-name="_5f_Paragraphe_20_livret_20_">
      <style:paragraph-properties fo:margin-top="0cm" fo:margin-bottom="0.101cm" loext:contextual-spacing="false"/>
    </style:style>
    <style:style style:name="P30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52b52b" style:font-size-asian="10pt" style:font-size-complex="10pt"/>
    </style:style>
    <style:style style:name="P31" style:family="paragraph" style:parent-style-name="Exo_5f_Num" style:list-style-name="Num_5f_Exo">
      <style:paragraph-properties fo:margin-top="0.771cm" fo:margin-bottom="0.101cm" loext:contextual-spacing="false"/>
      <style:text-properties officeooo:paragraph-rsid="00578f4f"/>
    </style:style>
    <style:style style:name="P32" style:family="paragraph" style:parent-style-name="Exo_5f_Num" style:list-style-name="L1" style:master-page-name="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0cm" style:auto-text-indent="false" style:page-number="auto" fo:background-color="transparent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58e0c9"/>
    </style:style>
    <style:style style:name="P33" style:family="paragraph" style:parent-style-name="Exo_5f_Num" style:list-style-name="L1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4f2e88"/>
    </style:style>
    <style:style style:name="P34" style:family="paragraph" style:parent-style-name="Exo_5f_Num" style:list-style-name="L1">
      <loext:graphic-properties draw:fill="none"/>
      <style:paragraph-properties fo:margin-left="0cm" fo:margin-right="0cm" fo:margin-top="0.199cm" fo:margin-bottom="0.199cm" loext:contextual-spacing="false" fo:line-height="100%" fo:text-align="justify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58e0c9"/>
    </style:style>
    <style:style style:name="P35" style:family="paragraph" style:parent-style-name="Exo_5f_Num" style:list-style-name="L2" style:master-page-name="">
      <loext:graphic-properties draw:fill="none"/>
      <style:paragraph-properties fo:margin-left="0cm" fo:margin-right="0cm" fo:margin-top="0cm" fo:margin-bottom="0cm" loext:contextual-spacing="false" style:line-height-at-least="0.7cm" fo:text-align="justify" style:justify-single-word="false" fo:text-indent="0cm" style:auto-text-indent="false" style:page-number="auto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4f2e88"/>
    </style:style>
    <style:style style:name="P36" style:family="paragraph" style:parent-style-name="Exo_5f_Num" style:list-style-name="L2" style:master-page-name="">
      <loext:graphic-properties draw:fill="none"/>
      <style:paragraph-properties fo:margin-left="0cm" fo:margin-right="0cm" fo:margin-top="0cm" fo:margin-bottom="0cm" loext:contextual-spacing="false" style:line-height-at-least="0.7cm" fo:text-align="justify" style:justify-single-word="false" fo:text-indent="0cm" style:auto-text-indent="false" style:page-number="auto" fo:background-color="transparent" fo:keep-with-next="auto">
        <style:tab-stops>
          <style:tab-stop style:position="9.2cm" style:type="right" style:leader-style="dotted" style:leader-text="."/>
        </style:tab-stops>
      </style:paragraph-properties>
      <style:text-properties officeooo:paragraph-rsid="00596254"/>
    </style:style>
    <style:style style:name="P37" style:family="paragraph" style:parent-style-name="Exo_5f_Num" style:list-style-name="L3" style:master-page-name="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502384"/>
    </style:style>
    <style:style style:name="P38" style:family="paragraph" style:parent-style-name="Exo_5f_Num" style:list-style-name="L3">
      <loext:graphic-properties draw:fill="none"/>
      <style:paragraph-properties fo:margin-left="0cm" fo:margin-right="0cm" fo:margin-top="0.199cm" fo:margin-bottom="0.101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502384"/>
    </style:style>
    <style:style style:name="P39" style:family="paragraph" style:parent-style-name="Exo_5f_Num" style:list-style-name="L3">
      <loext:graphic-properties draw:fill="none"/>
      <style:paragraph-properties fo:margin-left="0cm" fo:margin-right="0cm" fo:margin-top="0.199cm" fo:margin-bottom="0cm" loext:contextual-spacing="false" fo:line-height="100%" fo:text-align="justify" style:justify-single-word="false" fo:text-indent="0cm" style:auto-text-indent="false" fo:background-color="transparent">
        <style:tab-stops/>
      </style:paragraph-properties>
      <style:text-properties officeooo:paragraph-rsid="00502384"/>
    </style:style>
    <style:style style:name="P40" style:family="paragraph" style:parent-style-name="Exo_5f_Num">
      <style:paragraph-properties fo:margin-top="0.6cm" fo:margin-bottom="0cm" loext:contextual-spacing="false"/>
      <style:text-properties fo:color="#ffd428" style:font-name="Bitstream Vera Sans1" fo:font-size="10pt" fo:font-weight="bold" officeooo:rsid="003d4356" officeooo:paragraph-rsid="0043d14d" style:font-size-asian="10.5pt" style:font-weight-asian="bold" style:font-weight-complex="bold"/>
    </style:style>
    <style:style style:name="P41" style:family="paragraph" style:parent-style-name="Exo_5f_Num">
      <style:paragraph-properties fo:margin-top="0.6cm" fo:margin-bottom="0cm" loext:contextual-spacing="false"/>
      <style:text-properties officeooo:paragraph-rsid="0026fd94"/>
    </style:style>
    <style:style style:name="P42" style:family="paragraph" style:parent-style-name="Exo_5f_Num" style:list-style-name="Num_5f_Exo">
      <style:paragraph-properties fo:margin-top="0.6cm" fo:margin-bottom="0cm" loext:contextual-spacing="false"/>
      <style:text-properties officeooo:paragraph-rsid="0047fccc"/>
    </style:style>
    <style:style style:name="P43" style:family="paragraph" style:parent-style-name="Exo_5f_Num" style:list-style-name="Num_5f_Exo">
      <style:paragraph-properties fo:margin-top="0.199cm" fo:margin-bottom="0.101cm" loext:contextual-spacing="false" fo:line-height="150%"/>
      <style:text-properties officeooo:paragraph-rsid="003d4356"/>
    </style:style>
    <style:style style:name="P44" style:family="paragraph" style:parent-style-name="Exo_5f_Num" style:list-style-name="Num_5f_Exo">
      <style:paragraph-properties fo:margin-top="0cm" fo:margin-bottom="0.3cm" loext:contextual-spacing="false"/>
      <style:text-properties officeooo:rsid="003d4356" officeooo:paragraph-rsid="00536980"/>
    </style:style>
    <style:style style:name="P45" style:family="paragraph" style:parent-style-name="Exo_5f_Num" style:list-style-name="Num_5f_Exo">
      <style:paragraph-properties fo:margin-top="0cm" fo:margin-bottom="0cm" loext:contextual-spacing="false"/>
      <style:text-properties officeooo:rsid="003d4356" officeooo:paragraph-rsid="003d4356"/>
    </style:style>
    <style:style style:name="P46" style:family="paragraph" style:parent-style-name="Exo_5f_Num" style:list-style-name="L4">
      <style:paragraph-properties fo:margin-top="0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style:font-name="Bitstream Vera Sans1" fo:font-size="10pt" fo:font-weight="normal" officeooo:rsid="003fe5e3" officeooo:paragraph-rsid="00502384" style:font-size-asian="10.5pt"/>
    </style:style>
    <style:style style:name="P47" style:family="paragraph" style:parent-style-name="Exo_5f_Num">
      <style:paragraph-properties fo:margin-top="0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style:font-name="Bitstream Vera Sans1" fo:font-size="10pt" fo:font-weight="normal" officeooo:rsid="0046335f" officeooo:paragraph-rsid="00515ac7" style:font-size-asian="10.5pt"/>
    </style:style>
    <style:style style:name="P48" style:family="paragraph" style:parent-style-name="Exo_5f_Num">
      <style:paragraph-properties fo:margin-top="0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style:font-name="Bitstream Vera Sans1" fo:font-size="10pt" fo:font-weight="normal" officeooo:rsid="0046335f" officeooo:paragraph-rsid="00515ac7" style:font-name-asian="SimSun" style:font-size-asian="10.5pt" style:font-name-complex="Lucida Sans"/>
    </style:style>
    <style:style style:name="P49" style:family="paragraph" style:parent-style-name="Exo_5f_Num">
      <style:paragraph-properties fo:margin-top="0cm" fo:margin-bottom="0cm" loext:contextual-spacing="false" fo:text-align="center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fo:color="#000000" style:font-name="Verdana" fo:font-size="10pt" fo:font-weight="normal" officeooo:rsid="0046335f" officeooo:paragraph-rsid="00515ac7" style:font-name-asian="Verdana" style:font-size-asian="10.5pt" style:font-name-complex="Verdana"/>
    </style:style>
    <style:style style:name="P50" style:family="paragraph" style:parent-style-name="Exo_5f_Num">
      <style:paragraph-properties fo:margin-top="0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rsid="0046335f" officeooo:paragraph-rsid="00515ac7" style:font-size-asian="10.5pt"/>
    </style:style>
    <style:style style:name="P51" style:family="paragraph" style:parent-style-name="Exo_5f_Num">
      <style:paragraph-properties fo:margin-top="0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 style:font-size-asian="10.5pt"/>
    </style:style>
    <style:style style:name="P52" style:family="paragraph" style:parent-style-name="Exo_5f_Num" style:list-style-name="L5">
      <style:paragraph-properties fo:margin-top="0.101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rsid="00515ac7" officeooo:paragraph-rsid="00515ac7"/>
    </style:style>
    <style:style style:name="P53" style:family="paragraph" style:parent-style-name="Exo_5f_Num" style:list-style-name="L5">
      <style:paragraph-properties fo:margin-top="0.3cm" fo:margin-bottom="0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/>
    </style:style>
    <style:style style:name="P54" style:family="paragraph" style:parent-style-name="Exo_5f_Num" style:list-style-name="Num_5f_Exo">
      <style:paragraph-properties fo:margin-top="0.499cm" fo:margin-bottom="0cm" loext:contextual-spacing="false" fo:text-align="justify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15ac7"/>
    </style:style>
    <style:style style:name="P55" style:family="paragraph" style:parent-style-name="Exo_5f_Num" style:list-style-name="Num_5f_Exo">
      <style:paragraph-properties fo:margin-top="0.6cm" fo:margin-bottom="0.199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412a5a"/>
    </style:style>
    <style:style style:name="P56" style:family="paragraph" style:parent-style-name="Exo_5f_Num">
      <style:paragraph-properties fo:margin-top="0.499cm" fo:margin-bottom="0.101cm" loext:contextual-spacing="false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413ed8"/>
    </style:style>
    <style:style style:name="P57" style:family="paragraph" style:parent-style-name="FILET_5f_POINTILLES" style:list-style-name="L2" style:master-page-name="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4f2e88"/>
    </style:style>
    <style:style style:name="P58" style:family="paragraph" style:parent-style-name="FILET_5f_POINTILLES" style:list-style-name="L4">
      <style:paragraph-properties fo:margin-top="0cm" fo:margin-bottom="0cm" loext:contextual-spacing="false" style:line-height-at-least="0.7cm"/>
      <style:text-properties officeooo:paragraph-rsid="00502384"/>
    </style:style>
    <style:style style:name="P59" style:family="paragraph" style:parent-style-name="FILET_5f_POINTILLES" style:list-style-name="L4">
      <style:paragraph-properties fo:margin-top="0cm" fo:margin-bottom="0cm" loext:contextual-spacing="false" style:line-height-at-least="0.7cm" fo:text-align="start" style:justify-single-word="false">
        <style:tab-stops>
          <style:tab-stop style:position="0.566cm"/>
          <style:tab-stop style:position="4.509cm" style:type="right" style:leader-style="dotted" style:leader-text="."/>
        </style:tab-stops>
      </style:paragraph-properties>
      <style:text-properties officeooo:paragraph-rsid="00502384"/>
    </style:style>
    <style:style style:name="P60" style:family="paragraph" style:parent-style-name="FILET_5f_POINTILLES" style:list-style-name="L5">
      <style:paragraph-properties fo:margin-top="0cm" fo:margin-bottom="0cm" loext:contextual-spacing="false" style:line-height-at-least="0.7cm"/>
      <style:text-properties officeooo:paragraph-rsid="00515ac7"/>
    </style:style>
    <style:style style:name="P61" style:family="paragraph" style:parent-style-name="Standard" style:list-style-name="liste_5f_abc">
      <style:paragraph-properties fo:margin-top="0cm" fo:margin-bottom="0cm" loext:contextual-spacing="false"/>
      <style:text-properties officeooo:paragraph-rsid="0052b52b"/>
    </style:style>
    <style:style style:name="P62" style:family="paragraph" style:parent-style-name="Standard" style:list-style-name="liste_5f_abc">
      <style:paragraph-properties fo:margin-top="0.101cm" fo:margin-bottom="0cm" loext:contextual-spacing="false"/>
      <style:text-properties officeooo:paragraph-rsid="00502384"/>
    </style:style>
    <style:style style:name="P63" style:family="paragraph" style:parent-style-name="Standard" style:list-style-name="liste_5f_abc">
      <style:paragraph-properties fo:margin-top="0.101cm" fo:margin-bottom="0cm" loext:contextual-spacing="false"/>
      <style:text-properties officeooo:paragraph-rsid="00596254"/>
    </style:style>
    <style:style style:name="P64" style:family="paragraph" style:parent-style-name="Standard" style:list-style-name="liste_5f_abc">
      <style:paragraph-properties fo:margin-top="0.101cm" fo:margin-bottom="0cm" loext:contextual-spacing="false"/>
      <style:text-properties fo:color="#ea7500" style:font-name="Bitstream Vera Sans" fo:font-size="10pt" fo:font-weight="bold" officeooo:paragraph-rsid="0059625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101cm" fo:margin-bottom="0cm" loext:contextual-spacing="false"/>
      <style:text-properties fo:color="#ea7500" style:font-name="Bitstream Vera Sans" fo:font-size="10pt" fo:font-weight="bold" officeooo:paragraph-rsid="00596254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.101cm" fo:margin-bottom="0cm" loext:contextual-spacing="false"/>
      <style:text-properties officeooo:paragraph-rsid="00596254"/>
    </style:style>
    <style:style style:name="P67" style:family="paragraph" style:parent-style-name="Standard" style:master-page-name="_5f_Fiche_20_éditeur_20_série_20_2_20_une_20_colonne_20_impaire_20__28_G_29_">
      <style:paragraph-properties fo:margin-top="0.101cm" fo:margin-bottom="0cm" loext:contextual-spacing="false" style:page-number="72" fo:break-before="auto" fo:break-after="auto"/>
      <style:text-properties fo:color="#000000" style:font-name="Bitstream Vera Sans" fo:font-size="10pt" fo:font-weight="normal" officeooo:rsid="00951988" officeooo:paragraph-rsid="004a79ec" style:font-size-asian="10pt" style:font-weight-asian="normal" style:font-size-complex="10pt" style:font-weight-complex="normal"/>
    </style:style>
    <style:style style:name="P68" style:family="paragraph" style:parent-style-name="Standard" style:list-style-name="_5f_Numérotation_20_des_20_exercices_20_livrets">
      <style:paragraph-properties fo:margin-top="0.199cm" fo:margin-bottom="0cm" loext:contextual-spacing="false"/>
      <style:text-properties officeooo:rsid="009ec5eb" officeooo:paragraph-rsid="0032743c"/>
    </style:style>
    <style:style style:name="P69" style:family="paragraph" style:parent-style-name="_5f_Pied_20_de_20_page" style:list-style-name="">
      <style:paragraph-properties fo:text-align="end" style:justify-single-word="false"/>
    </style:style>
    <style:style style:name="P70" style:family="paragraph" style:parent-style-name="_5f_Pied_20_de_20_page">
      <style:paragraph-properties fo:text-align="end" style:justify-single-word="false"/>
    </style:style>
    <style:style style:name="P71" style:family="paragraph" style:parent-style-name="_5f_Pied_20_de_20_page" style:list-style-name=""/>
    <style:style style:name="P72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3" style:family="paragraph">
      <style:paragraph-properties fo:margin-top="0cm" fo:margin-bottom="0.199cm" fo:text-align="center" style:writing-mode="lr-tb"/>
    </style:style>
    <style:style style:name="P74" style:family="paragraph">
      <loext:graphic-properties draw:fill-color="#e8c32a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text-align="center"/>
    </style:style>
    <style:style style:name="P7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="solid" draw:fill-color="#7fb241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fea2e"/>
    </style:style>
    <style:style style:name="T6" style:family="text">
      <style:text-properties fo:font-variant="normal" fo:text-transform="none" fo:color="#7fb241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style:font-name="Bitstream Vera Sans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style:font-name="Bitstream Vera Sans1" fo:font-size="9pt" officeooo:rsid="004d7250" fo:background-color="transparent" loext:char-shading-value="0"/>
    </style:style>
    <style:style style:name="T9" style:family="text">
      <style:text-properties officeooo:rsid="0052b52b"/>
    </style:style>
    <style:style style:name="T10" style:family="text">
      <style:text-properties officeooo:rsid="002aa84d"/>
    </style:style>
    <style:style style:name="T11" style:family="text">
      <style:text-properties fo:font-size="10pt" fo:font-style="normal" officeooo:rsid="003fe5e3" style:font-size-asian="10pt" style:font-style-asian="normal" style:font-size-complex="10pt" style:font-style-complex="normal"/>
    </style:style>
    <style:style style:name="T12" style:family="text">
      <style:text-properties fo:font-size="10pt" fo:font-style="normal" officeooo:rsid="00413ed8" style:font-size-asian="10pt" style:font-style-asian="normal" style:font-size-complex="10pt" style:font-style-complex="normal"/>
    </style:style>
    <style:style style:name="T13" style:family="text">
      <style:text-properties fo:font-size="10pt" fo:font-style="normal" officeooo:rsid="0043d14d" style:font-size-asian="10pt" style:font-style-asian="normal" style:font-size-complex="10pt" style:font-style-complex="normal"/>
    </style:style>
    <style:style style:name="T14" style:family="text">
      <style:text-properties fo:font-size="10pt" fo:font-style="normal" fo:font-weight="normal" officeooo:rsid="003fe5e3" style:font-size-asian="10pt" style:font-style-asian="normal" style:font-size-complex="10pt" style:font-style-complex="normal"/>
    </style:style>
    <style:style style:name="T15" style:family="text">
      <style:text-properties fo:font-size="10pt" fo:font-style="normal" fo:font-weight="normal" officeooo:rsid="0043d14d" style:font-size-asian="10pt" style:font-style-asian="normal" style:font-size-complex="10pt" style:font-style-complex="normal"/>
    </style:style>
    <style:style style:name="T16" style:family="text">
      <style:text-properties style:use-window-font-color="true" style:font-name="Bitstream Vera Sans1" fo:font-size="10pt" fo:font-weight="normal" officeooo:rsid="003e8e48" style:font-size-asian="10.5pt"/>
    </style:style>
    <style:style style:name="T17" style:family="text">
      <style:text-properties style:use-window-font-color="true" style:font-name="Bitstream Vera Sans1" fo:font-size="10pt" fo:font-weight="normal" officeooo:rsid="003d4356" style:font-size-asian="10.5pt"/>
    </style:style>
    <style:style style:name="T18" style:family="text">
      <style:text-properties style:use-window-font-color="true" style:font-name="Bitstream Vera Sans1" fo:font-size="10pt" fo:font-weight="normal" officeooo:rsid="003fe5e3" style:font-size-asian="10.5pt"/>
    </style:style>
    <style:style style:name="T19" style:family="text">
      <style:text-properties style:use-window-font-color="true" style:font-name="Bitstream Vera Sans1" fo:font-size="10pt" fo:font-weight="normal" officeooo:rsid="0043d14d" style:font-size-asian="10.5pt"/>
    </style:style>
    <style:style style:name="T20" style:family="text">
      <style:text-properties style:use-window-font-color="true" style:font-name="Bitstream Vera Sans1" fo:font-size="10pt" fo:font-weight="normal" officeooo:rsid="004173d8" style:font-size-asian="10.5pt"/>
    </style:style>
    <style:style style:name="T21" style:family="text">
      <style:text-properties style:use-window-font-color="true" style:font-name="Bitstream Vera Sans1" fo:font-size="10pt" fo:font-weight="normal" officeooo:rsid="003e8e48" style:font-size-asian="10.5pt" style:font-weight-asian="normal" style:font-size-complex="10pt" style:font-weight-complex="normal"/>
    </style:style>
    <style:style style:name="T22" style:family="text">
      <style:text-properties style:use-window-font-color="true" style:font-name="Bitstream Vera Sans1" fo:font-size="10pt" style:text-underline-style="none" fo:font-weight="normal" officeooo:rsid="003e8e48" style:font-size-asian="10.5pt" style:font-weight-asian="normal" style:font-size-complex="10pt" style:font-weight-complex="normal"/>
    </style:style>
    <style:style style:name="T23" style:family="text">
      <style:text-properties style:use-window-font-color="true" style:font-name="Bitstream Vera Sans1" fo:font-weight="normal" officeooo:rsid="003e8e48" style:font-size-asian="10.5pt" style:font-weight-asian="normal" style:font-weight-complex="normal"/>
    </style:style>
    <style:style style:name="T24" style:family="text">
      <style:text-properties fo:color="#000000" style:font-name="Bitstream Vera Sans1"/>
    </style:style>
    <style:style style:name="T25" style:family="text">
      <style:text-properties fo:color="#000000" style:font-name="Bitstream Vera Sans1" fo:font-size="10pt" fo:font-weight="normal"/>
    </style:style>
    <style:style style:name="T26" style:family="text">
      <style:text-properties fo:color="#000000" style:font-name="Bitstream Vera Sans1" fo:font-size="10pt" fo:font-weight="normal" style:font-size-asian="10.5pt"/>
    </style:style>
    <style:style style:name="T27" style:family="text">
      <style:text-properties fo:color="#000000" style:font-name="Bitstream Vera Sans1" fo:font-size="10pt" fo:font-weight="normal" officeooo:rsid="003d4356" style:font-size-asian="10.5pt"/>
    </style:style>
    <style:style style:name="T28" style:family="text">
      <style:text-properties fo:color="#000000" style:font-name="Bitstream Vera Sans1" fo:font-size="10pt" fo:font-weight="normal" officeooo:rsid="003e8e48" style:font-size-asian="10.5pt"/>
    </style:style>
    <style:style style:name="T29" style:family="text">
      <style:text-properties fo:color="#000000" style:font-name="Bitstream Vera Sans1" fo:font-size="10pt" fo:font-weight="normal" officeooo:rsid="003fe5e3" style:font-size-asian="10.5pt"/>
    </style:style>
    <style:style style:name="T30" style:family="text">
      <style:text-properties fo:color="#000000" style:font-name="Bitstream Vera Sans1" fo:font-size="10pt" fo:font-weight="normal" officeooo:rsid="00412a5a" style:font-size-asian="10.5pt"/>
    </style:style>
    <style:style style:name="T31" style:family="text">
      <style:text-properties fo:color="#000000" style:font-name="Bitstream Vera Sans1" fo:font-size="10pt" fo:font-weight="normal" officeooo:rsid="00413ed8" style:font-size-asian="10.5pt"/>
    </style:style>
    <style:style style:name="T32" style:family="text">
      <style:text-properties fo:color="#000000" style:font-name="Bitstream Vera Sans1" fo:font-size="10pt" fo:font-weight="normal" officeooo:rsid="004173d8" style:font-size-asian="10.5pt"/>
    </style:style>
    <style:style style:name="T33" style:family="text">
      <style:text-properties fo:color="#000000" style:font-name="Bitstream Vera Sans1" fo:font-size="10pt" fo:font-weight="normal" officeooo:rsid="00515ac7" style:font-size-asian="10.5pt"/>
    </style:style>
    <style:style style:name="T34" style:family="text">
      <style:text-properties fo:color="#000000" style:font-name="Bitstream Vera Sans1" fo:font-size="10pt" fo:font-weight="normal" officeooo:rsid="00596254" style:font-size-asian="10.5pt"/>
    </style:style>
    <style:style style:name="T35" style:family="text">
      <style:text-properties fo:color="#000000" style:font-name="Bitstream Vera Sans1" fo:font-size="10pt" fo:font-weight="normal" officeooo:rsid="0046335f" style:font-name-asian="SimSun" style:font-name-complex="Lucida Sans"/>
    </style:style>
    <style:style style:name="T36" style:family="text">
      <style:text-properties fo:color="#000000" style:font-name="Bitstream Vera Sans1" fo:font-size="10pt" fo:font-weight="normal" officeooo:rsid="00463892" style:font-name-asian="SimSun" style:font-name-complex="Lucida Sans"/>
    </style:style>
    <style:style style:name="T37" style:family="text">
      <style:text-properties fo:color="#000000" style:font-name="Bitstream Vera Sans1" fo:font-size="10pt" fo:font-weight="normal" officeooo:rsid="00413ed8" style:font-name-asian="SimSun" style:font-name-complex="Lucida Sans"/>
    </style:style>
    <style:style style:name="T38" style:family="text">
      <style:text-properties fo:color="#000000" style:font-name="Bitstream Vera Sans1" fo:font-size="10pt" fo:font-weight="normal" officeooo:rsid="00413ed8"/>
    </style:style>
    <style:style style:name="T39" style:family="text">
      <style:text-properties fo:color="#000000" style:font-name="Bitstream Vera Sans1" fo:font-size="10pt" fo:font-weight="normal" officeooo:rsid="0046335f"/>
    </style:style>
    <style:style style:name="T40" style:family="text">
      <style:text-properties fo:color="#000000" style:font-name="Bitstream Vera Sans1" fo:font-size="10pt" style:text-underline-style="none" fo:font-weight="normal" officeooo:rsid="003e8e48" style:font-size-asian="10.5pt" style:font-weight-asian="normal" style:font-size-complex="10pt" style:font-weight-complex="normal"/>
    </style:style>
    <style:style style:name="T41" style:family="text">
      <style:text-properties fo:color="#000000" style:font-name="Bitstream Vera Sans1" fo:font-size="10pt" fo:letter-spacing="normal" fo:font-weight="normal" officeooo:rsid="00515ac7" style:font-size-asian="10.5pt"/>
    </style:style>
    <style:style style:name="T42" style:family="text">
      <style:text-properties fo:color="#000000" style:font-name="Bitstream Vera Sans1" fo:font-size="10pt" fo:letter-spacing="normal" fo:font-weight="normal" officeooo:rsid="00596254" style:font-size-asian="10.5pt"/>
    </style:style>
    <style:style style:name="T43" style:family="text">
      <style:text-properties fo:color="#000000" style:font-name="Bitstream Vera Sans1" fo:font-size="10pt" fo:letter-spacing="-0.004cm" fo:font-weight="normal" officeooo:rsid="00515ac7" style:font-size-asian="10.5pt"/>
    </style:style>
    <style:style style:name="T44" style:family="text">
      <style:text-properties fo:color="#000000" style:font-name="Bitstream Vera Sans1" fo:font-size="10pt" fo:letter-spacing="-0.007cm" fo:font-weight="normal" officeooo:rsid="00515ac7" style:font-size-asian="10.5pt"/>
    </style:style>
    <style:style style:name="T45" style:family="text">
      <style:text-properties fo:color="#000000" style:font-name="Bitstream Vera Sans1" fo:font-size="10pt" fo:letter-spacing="-0.011cm" fo:font-weight="normal" officeooo:rsid="00515ac7" style:font-size-asian="10.5pt"/>
    </style:style>
    <style:style style:name="T46" style:family="text">
      <style:text-properties fo:color="#000000" style:font-name="Bitstream Vera Sans1" officeooo:rsid="0043d14d"/>
    </style:style>
    <style:style style:name="T47" style:family="text">
      <style:text-properties fo:color="#000000" style:font-name="Bahnschrift SemiLight" fo:letter-spacing="-0.018cm" officeooo:rsid="003d4356"/>
    </style:style>
    <style:style style:name="T48" style:family="text">
      <style:text-properties fo:color="#000000" style:text-position="0% 100%" style:font-name="Bitstream Vera Sans2" fo:font-size="10pt" fo:font-style="normal" fo:font-weight="normal" officeooo:rsid="003d435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49" style:family="text">
      <style:text-properties fo:color="#000000" style:text-position="0% 100%" style:font-name="Bitstream Vera Sans2" fo:font-size="10pt" fo:font-style="normal" fo:font-weight="normal" officeooo:rsid="004173d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0" style:family="text">
      <style:text-properties fo:color="#000000" style:text-position="0% 100%" style:font-name="Bitstream Vera Sans2" fo:font-size="10pt" fo:font-style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51" style:family="text">
      <style:text-properties fo:color="#000000" style:text-position="0% 100%" style:font-name="Bitstream Vera Sans2" fo:font-size="10pt" fo:letter-spacing="-0.007cm" fo:font-style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52" style:family="text">
      <style:text-properties fo:color="#000000" style:text-position="0% 100%" style:font-name="Bitstream Vera Sans2" fo:font-size="10pt" fo:letter-spacing="-0.007cm" fo:font-style="normal" officeooo:rsid="00515ac7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53" style:family="text">
      <style:text-properties fo:color="#000000" style:text-position="0% 100%" style:font-name="Bitstream Vera Sans2" fo:font-size="10pt" fo:letter-spacing="-0.007cm" fo:font-style="normal" officeooo:rsid="00596254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54" style:family="text">
      <style:text-properties fo:color="#000000" style:text-position="0% 100%" style:font-name="Bitstream Vera Sans2" fo:font-size="10pt" fo:letter-spacing="-0.007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5" style:family="text">
      <style:text-properties fo:color="#000000" style:text-position="0% 100%" style:font-name="Bitstream Vera Sans2" fo:font-size="10pt" fo:letter-spacing="-0.018cm" fo:font-style="normal" fo:font-weight="normal" officeooo:rsid="003d4356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6" style:family="text">
      <style:text-properties fo:color="#000000" style:text-position="0% 100%" style:font-name="Bitstream Vera Sans2" fo:font-size="10pt" fo:letter-spacing="-0.018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7" style:family="text">
      <style:text-properties fo:color="#000000" style:text-position="0% 100%" style:font-name="Bitstream Vera Sans2" fo:font-size="10pt" fo:letter-spacing="normal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58" style:family="text">
      <style:text-properties fo:color="#000000" style:text-position="0% 100%" style:font-name="Bitstream Vera Sans2" fo:font-size="10pt" fo:letter-spacing="normal" fo:font-style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59" style:family="text">
      <style:text-properties fo:color="#000000" style:text-position="0% 100%" style:font-name="Bitstream Vera Sans2" fo:font-size="10pt" fo:letter-spacing="-0.004cm" fo:font-style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60" style:family="text">
      <style:text-properties fo:color="#000000" style:text-position="0% 100%" style:font-name="Bitstream Vera Sans2" fo:font-size="10pt" fo:letter-spacing="-0.004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1" style:family="text">
      <style:text-properties fo:color="#000000" style:text-position="0% 100%" style:font-name="Bitstream Vera Sans2" fo:font-size="10pt" fo:letter-spacing="-0.011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2" style:family="text">
      <style:text-properties fo:color="#000000" style:text-position="0% 100%" style:font-name="Microsoft YaHei1" fo:font-size="10pt" fo:letter-spacing="-0.007cm" fo:font-style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63" style:family="text">
      <style:text-properties fo:color="#000000" style:text-position="0% 100%" style:font-name="Microsoft YaHei1" fo:font-size="10pt" fo:letter-spacing="-0.007cm" fo:font-style="normal" fo:font-weight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64" style:family="text">
      <style:text-properties fo:color="#000000" style:text-position="0% 100%" style:font-name="Microsoft YaHei1" fo:font-size="10pt" fo:letter-spacing="-0.007cm" fo:font-style="normal" fo:font-weight="normal" officeooo:rsid="00596254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65" style:family="text">
      <style:text-properties fo:color="#000000" style:text-position="0% 100%" style:font-name="Microsoft YaHei1" fo:font-size="10pt" fo:letter-spacing="-0.007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6" style:family="text">
      <style:text-properties fo:color="#000000" style:text-position="0% 100%" style:font-name="Microsoft YaHei1" fo:font-size="10pt" fo:letter-spacing="-0.007cm" fo:font-style="normal" fo:font-weight="normal" officeooo:rsid="00596254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7" style:family="text">
      <style:text-properties fo:color="#000000" style:text-position="0% 100%" style:font-name="Microsoft YaHei1" fo:font-size="10pt" fo:letter-spacing="-0.018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8" style:family="text">
      <style:text-properties fo:color="#000000" style:text-position="0% 100%" style:font-name="Microsoft YaHei1" fo:font-size="10pt" fo:letter-spacing="normal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69" style:family="text">
      <style:text-properties fo:color="#000000" style:text-position="0% 100%" style:font-name="Microsoft YaHei1" fo:font-size="10pt" fo:letter-spacing="normal" fo:font-style="normal" fo:font-weight="normal" officeooo:rsid="00596254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0" style:family="text">
      <style:text-properties fo:color="#000000" style:text-position="0% 100%" style:font-name="Microsoft YaHei1" fo:font-size="10pt" fo:letter-spacing="normal" fo:font-style="normal" fo:font-weight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1" style:family="text">
      <style:text-properties fo:color="#000000" style:text-position="0% 100%" style:font-name="Microsoft YaHei1" fo:font-size="10pt" fo:letter-spacing="normal" fo:font-style="normal" fo:font-weight="normal" officeooo:rsid="00596254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2" style:family="text">
      <style:text-properties fo:color="#000000" style:text-position="0% 100%" style:font-name="Microsoft YaHei1" fo:font-size="10pt" fo:font-style="normal" fo:font-weight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3" style:family="text">
      <style:text-properties fo:color="#000000" style:text-position="0% 100%" style:font-name="Microsoft YaHei1" fo:font-size="10pt" fo:font-style="normal" fo:font-weight="normal" officeooo:rsid="00596254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4" style:family="text">
      <style:text-properties fo:color="#000000" style:text-position="0% 100%" style:font-name="Microsoft YaHei1" fo:font-size="10pt" fo:letter-spacing="-0.004cm" fo:font-style="normal" fo:font-weight="normal" officeooo:rsid="004f2e88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5" style:family="text">
      <style:text-properties fo:color="#000000" style:text-position="0% 100%" style:font-name="Microsoft YaHei1" fo:font-size="10pt" fo:letter-spacing="-0.004cm" fo:font-style="normal" fo:font-weight="normal" officeooo:rsid="00596254" fo:background-color="transparent" loext:char-shading-value="0" style:font-name-asian="OpenSymbol3" style:font-size-asian="10pt" style:font-style-asian="normal" style:font-name-complex="OpenSymbol3" style:font-size-complex="10pt" style:font-style-complex="normal" style:text-scale="100%"/>
    </style:style>
    <style:style style:name="T76" style:family="text">
      <style:text-properties fo:color="#000000" style:text-position="0% 100%" style:font-name="Microsoft YaHei1" fo:font-size="10pt" fo:letter-spacing="-0.004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7" style:family="text">
      <style:text-properties fo:color="#000000" style:text-position="0% 100%" style:font-name="Microsoft YaHei1" fo:font-size="10pt" fo:letter-spacing="-0.004cm" fo:font-style="normal" fo:font-weight="normal" officeooo:rsid="00596254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8" style:family="text">
      <style:text-properties fo:color="#000000" style:text-position="0% 100%" style:font-name="Microsoft YaHei1" fo:font-size="10pt" fo:letter-spacing="-0.011cm" fo:font-style="normal" fo:font-weight="normal" officeooo:rsid="004f2e8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79" style:family="text">
      <style:text-properties fo:color="#000000" style:text-position="0% 100%" style:font-name="Microsoft YaHei1" fo:font-size="10pt" fo:letter-spacing="-0.011cm" fo:font-style="normal" fo:font-weight="normal" officeooo:rsid="00596254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80" style:family="text">
      <style:text-properties fo:color="#000000" style:text-position="0% 100%" fo:font-size="10pt" officeooo:rsid="004b52ae" style:font-size-asian="10pt" style:font-size-complex="10pt"/>
    </style:style>
    <style:style style:name="T81" style:family="text">
      <style:text-properties fo:color="#000000" style:text-position="0% 100%" fo:font-size="10pt" fo:font-weight="normal" officeooo:rsid="004b52ae" style:font-size-asian="10pt" style:font-weight-asian="normal" style:font-size-complex="10pt" style:font-weight-complex="normal"/>
    </style:style>
    <style:style style:name="T82" style:family="text">
      <style:text-properties fo:color="#000000" style:text-position="0% 100%" style:font-name="OpenSymbol" fo:font-size="10pt" fo:font-style="normal" fo:font-weight="normal" officeooo:rsid="006b4b7e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83" style:family="text">
      <style:text-properties fo:color="#000000" style:text-position="0% 100%" style:font-name="OpenSymbol" fo:font-style="normal" fo:font-weight="normal" officeooo:rsid="006b4b7e" style:font-name-asian="OpenSymbol" style:font-style-asian="normal" style:font-weight-asian="normal" style:font-name-complex="OpenSymbol" style:font-style-complex="normal" style:font-weight-complex="normal"/>
    </style:style>
    <style:style style:name="T84" style:family="text">
      <style:text-properties fo:color="#000000" style:font-name="Bitstream Vera Sans" fo:font-size="10pt" fo:font-weight="normal" officeooo:rsid="00951988" style:font-size-asian="10pt" style:font-weight-asian="normal" style:font-size-complex="10pt" style:font-weight-complex="normal"/>
    </style:style>
    <style:style style:name="T85" style:family="text">
      <style:text-properties fo:color="#000000" style:font-name="Bitstream Vera Sans" fo:font-size="10pt" fo:font-weight="normal" officeooo:rsid="00502384" style:font-size-asian="10pt" style:font-weight-asian="normal" style:font-size-complex="10pt" style:font-weight-complex="normal"/>
    </style:style>
    <style:style style:name="T86" style:family="text">
      <style:text-properties fo:color="#000000" style:font-name="Bitstream Vera Sans" fo:font-size="10pt" fo:font-weight="normal" officeooo:rsid="0051c9b4" style:font-size-asian="10pt" style:font-weight-asian="normal" style:font-size-complex="10pt" style:font-weight-complex="normal"/>
    </style:style>
    <style:style style:name="T87" style:family="text">
      <style:text-properties fo:color="#000000" style:font-name="Bitstream Vera Sans" fo:font-size="10pt" fo:font-weight="bold" officeooo:rsid="00951988" style:font-size-asian="10pt" style:font-weight-asian="bold" style:font-size-complex="10pt" style:font-weight-complex="bold"/>
    </style:style>
    <style:style style:name="T88" style:family="text">
      <style:text-properties fo:color="#000000" style:font-name="Bitstream Vera Sans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89" style:family="text">
      <style:text-properties fo:color="#000000" fo:font-weight="normal" style:font-weight-asian="normal" style:font-weight-complex="normal"/>
    </style:style>
    <style:style style:name="T90" style:family="text">
      <style:text-properties fo:color="#000000" fo:font-weight="normal" officeooo:rsid="00951988" style:font-weight-asian="normal" style:font-weight-complex="normal"/>
    </style:style>
    <style:style style:name="T91" style:family="text">
      <style:text-properties fo:color="#000000" fo:font-weight="normal" officeooo:rsid="00502384" style:font-weight-asian="normal" style:font-weight-complex="normal"/>
    </style:style>
    <style:style style:name="T92" style:family="text">
      <style:text-properties fo:color="#000000" fo:font-weight="normal" officeooo:rsid="0051c9b4" style:font-weight-asian="normal" style:font-weight-complex="normal"/>
    </style:style>
    <style:style style:name="T93" style:family="text">
      <style:text-properties fo:color="#000000" officeooo:rsid="00951988"/>
    </style:style>
    <style:style style:name="T94" style:family="text">
      <style:text-properties style:text-position="0% 100%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95" style:family="text">
      <style:text-properties style:text-position="0% 100%" fo:font-weight="normal" officeooo:rsid="003d4356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96" style:family="text">
      <style:text-properties style:text-position="0% 100%" fo:font-weight="normal" officeooo:rsid="003fe5e3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97" style:family="text">
      <style:text-properties style:text-position="0% 100%" fo:font-weight="normal" officeooo:rsid="004173d8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98" style:family="text">
      <style:text-properties style:text-position="0% 100%" fo:font-weight="normal" officeooo:rsid="004173d8" style:font-weight-asian="normal" style:font-weight-complex="normal" style:text-scale="100%"/>
    </style:style>
    <style:style style:name="T99" style:family="text">
      <style:text-properties style:text-position="0% 100%" fo:font-weight="normal" officeooo:rsid="003e8e48" style:font-weight-asian="normal" style:font-weight-complex="normal" style:text-scale="100%"/>
    </style:style>
    <style:style style:name="T100" style:family="text">
      <style:text-properties officeooo:rsid="003d4356"/>
    </style:style>
    <style:style style:name="T101" style:family="text">
      <style:text-properties style:font-name="Bitstream Vera Sans1"/>
    </style:style>
    <style:style style:name="T102" style:family="text">
      <style:text-properties style:font-name="Bitstream Vera Sans1" fo:font-size="10pt" fo:letter-spacing="-0.007cm" style:font-size-asian="10.5pt"/>
    </style:style>
    <style:style style:name="T103" style:family="text">
      <style:text-properties style:font-name="Bitstream Vera Sans1" fo:font-size="10pt" fo:letter-spacing="-0.007cm" officeooo:rsid="00413ed8" style:font-size-asian="10.5pt"/>
    </style:style>
    <style:style style:name="T104" style:family="text">
      <style:text-properties style:font-name="Bitstream Vera Sans1" fo:font-size="10pt" style:font-size-asian="10.5pt"/>
    </style:style>
    <style:style style:name="T105" style:family="text">
      <style:text-properties style:font-name="Bitstream Vera Sans1" fo:font-size="10pt" officeooo:rsid="00413ed8" style:font-size-asian="10.5pt"/>
    </style:style>
    <style:style style:name="T106" style:family="text">
      <style:text-properties style:font-name="Bitstream Vera Sans1" fo:font-size="10pt" fo:letter-spacing="-0.004cm" style:font-size-asian="10.5pt"/>
    </style:style>
    <style:style style:name="T107" style:family="text">
      <style:text-properties style:font-name="Bitstream Vera Sans1" fo:font-size="10pt" fo:letter-spacing="-0.004cm" officeooo:rsid="00413ed8" style:font-size-asian="10.5pt"/>
    </style:style>
    <style:style style:name="T108" style:family="text">
      <style:text-properties style:font-name="Bitstream Vera Sans1" fo:font-size="10pt" fo:letter-spacing="normal" style:font-size-asian="10.5pt"/>
    </style:style>
    <style:style style:name="T109" style:family="text">
      <style:text-properties style:font-name="Bitstream Vera Sans1" fo:font-size="10pt" fo:letter-spacing="normal" officeooo:rsid="00413ed8" style:font-size-asian="10.5pt"/>
    </style:style>
    <style:style style:name="T110" style:family="text">
      <style:text-properties fo:color="#b2b2b2"/>
    </style:style>
    <style:style style:name="T111" style:family="text">
      <style:text-properties fo:color="#b2b2b2" style:font-name="Bitstream Vera Sans1"/>
    </style:style>
    <style:style style:name="T112" style:family="text">
      <style:text-properties fo:color="#b2b2b2" style:font-name="Bitstream Vera Sans1" fo:font-size="10pt" fo:font-weight="normal" officeooo:rsid="003d4356" style:font-size-asian="10.5pt"/>
    </style:style>
    <style:style style:name="T113" style:family="text">
      <style:text-properties fo:color="#b2b2b2" style:font-name="Bitstream Vera Sans1" fo:font-size="10pt" fo:font-weight="normal" officeooo:rsid="003e8e48" style:font-size-asian="10.5pt"/>
    </style:style>
    <style:style style:name="T114" style:family="text">
      <style:text-properties fo:color="#b2b2b2" style:text-position="0% 100%" style:font-name="Bitstream Vera Sans2" fo:font-size="10pt" fo:font-style="normal" fo:font-weight="normal" officeooo:rsid="004173d8" fo:background-color="transparent" loext:char-shading-value="0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scale="100%"/>
    </style:style>
    <style:style style:name="T115" style:family="text">
      <style:text-properties fo:color="#b2b2b2" officeooo:rsid="003d4356"/>
    </style:style>
    <style:style style:name="T116" style:family="text">
      <style:text-properties officeooo:rsid="004173d8"/>
    </style:style>
    <style:style style:name="T117" style:family="text">
      <style:text-properties officeooo:rsid="0043d14d"/>
    </style:style>
    <style:style style:name="T118" style:family="text">
      <style:text-properties fo:font-weight="normal" officeooo:rsid="003e8e48"/>
    </style:style>
    <style:style style:name="T119" style:family="text">
      <style:text-properties fo:font-weight="normal" style:font-weight-asian="normal" style:font-weight-complex="normal"/>
    </style:style>
    <style:style style:name="T120" style:family="text">
      <style:text-properties fo:font-weight="normal" officeooo:rsid="00951988" style:font-weight-asian="normal" style:font-weight-complex="normal"/>
    </style:style>
    <style:style style:name="T121" style:family="text">
      <style:text-properties fo:font-weight="normal" officeooo:rsid="003e8e48" style:font-weight-asian="normal" style:font-weight-complex="normal"/>
    </style:style>
    <style:style style:name="T122" style:family="text">
      <style:text-properties fo:font-weight="normal" officeooo:rsid="003d4356" fo:background-color="transparent" loext:char-shading-value="0" style:font-weight-asian="normal" style:font-weight-complex="normal"/>
    </style:style>
    <style:style style:name="T123" style:family="text">
      <style:text-properties style:font-name="OpenSymbol1" officeooo:rsid="0047fccc"/>
    </style:style>
    <style:style style:name="T124" style:family="text">
      <style:text-properties style:font-name="Bitstream Vera Sans" fo:font-size="10pt" style:text-underline-style="none" fo:font-weight="normal" officeooo:rsid="00951988" style:font-size-asian="10pt" style:font-weight-asian="normal" style:font-size-complex="10pt" style:font-weight-complex="normal"/>
    </style:style>
    <style:style style:name="T125" style:family="text">
      <style:text-properties officeooo:rsid="00502384" fo:background-color="transparent" loext:char-shading-value="0" style:font-weight-asian="bold" style:font-weight-complex="bold"/>
    </style:style>
    <style:style style:name="T126" style:family="text">
      <style:text-properties officeooo:rsid="00413ed8" fo:background-color="transparent" loext:char-shading-value="0" style:font-weight-asian="bold" style:font-weight-complex="bold"/>
    </style:style>
    <style:style style:name="T127" style:family="text">
      <style:text-properties officeooo:rsid="00596254"/>
    </style:style>
    <style:style style:name="T128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29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draw:g text:anchor-type="paragraph" draw:z-index="7" draw:name="Forme5" draw:style-name="gr1"><draw:custom-shape draw:style-name="gr2" draw:text-style-name="P74" svg:width="3.964cm" svg:height="0.641cm" draw:transform="skewX (0.00279252680319092) rotate (0.0872664625997165) translate (-0.370416666666667cm -0.0934861111111111cm)"><text:p text:style-name="P73"><text:span text:style-name="T12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5"><draw:text-box fo:min-height="3.93cm"><text:section text:style-name="Sect1" text:name="Section1"><text:p text:style-name="P30"/><text:list xml:id="list3363251066" text:style-name="liste_5f_abc"><text:list-item><text:p text:style-name="P61"><text:span text:style-name="T124">Convertis 7</text:span><text:span text:style-name="T22"> </text:span><text:span text:style-name="T124">650</text:span><text:span text:style-name="T22"> </text:span><text:span text:style-name="T124">s en heures, minutes et secondes.</text:span></text:p></text:list-item><text:list-item><text:p text:style-name="P62"><text:span text:style-name="T88">Convertis 2,4</text:span><text:span text:style-name="T40"> </text:span><text:span text:style-name="T88">h en heures et minutes.</text:span></text:p></text:list-item></text:list><text:list xml:id="list1435711180" text:style-name="_5f_Numérotation_20_des_20_exercices_20_livrets"><text:list-header><text:p text:style-name="P68"><text:span text:style-name="Bold_5f_niv1">Correction</text:span></text:p></text:list-header></text:list><text:list xml:id="list165121743389499" text:continue-list="list3363251066" text:style-name="liste_5f_abc"><text:list-item text:start-value="1"><text:p text:style-name="P64"><text:span text:style-name="T92">On effectue</text:span><text:span text:style-name="T90"> la division euclidienne de 7</text:span><text:span text:style-name="T23"> </text:span><text:span text:style-name="T90">650 par 3</text:span><text:span text:style-name="T23"> </text:span><text:span text:style-name="T90">600 </text:span><text:span text:style-name="T83"></text:span><text:span text:style-name="T90"> 7</text:span><text:span text:style-name="T23"> </text:span><text:span text:style-name="T90">650</text:span><text:span text:style-name="T23"> </text:span><text:span text:style-name="_5f_Symbole"><text:span text:style-name="T121">=</text:span></text:span><text:span text:style-name="T23"> </text:span><text:span text:style-name="T90">2</text:span><text:span text:style-name="T23"> </text:span><text:span text:style-name="_5f_Symbole"><text:span text:style-name="T120">×</text:span></text:span><text:span text:style-name="T23"> </text:span><text:span text:style-name="T90">3</text:span><text:span text:style-name="T23"> </text:span><text:span text:style-name="T90">600</text:span><text:span text:style-name="T23"> </text:span><text:span text:style-name="_5f_Symbole"><text:span text:style-name="T81"></text:span></text:span><text:span text:style-name="T23"> </text:span><text:span text:style-name="T90">450.</text:span></text:p></text:list-item></text:list><text:p text:style-name="P65"><text:span text:style-name="T90">Donc 7</text:span><text:span text:style-name="T23"> </text:span><text:span text:style-name="T90">650</text:span><text:span text:style-name="T23"> </text:span><text:span text:style-name="T90">s </text:span><text:span text:style-name="_5f_Symbole"><text:span text:style-name="T121">=</text:span></text:span><text:span text:style-name="T90"> </text:span><text:span text:style-name="T93">2</text:span><text:span text:style-name="T23"> </text:span><text:span text:style-name="T93">h</text:span><text:span text:style-name="T90"> et 450</text:span><text:span text:style-name="T23"> </text:span><text:span text:style-name="T90">s.</text:span></text:p><text:p text:style-name="P66"><text:span text:style-name="T86">On effectue </text:span><text:span text:style-name="T84">la division euclidienne de 450 par 60 </text:span><text:span text:style-name="T82"></text:span><text:span text:style-name="T84"> 450</text:span><text:span text:style-name="T21"> </text:span><text:span text:style-name="_5f_Symbole"><text:span text:style-name="T121">=</text:span></text:span><text:span text:style-name="T21"> </text:span><text:span text:style-name="T84">7</text:span><text:span text:style-name="T21"> </text:span><text:span text:style-name="_5f_Symbole"><text:span text:style-name="T120">×</text:span></text:span><text:span text:style-name="T21"> </text:span><text:span text:style-name="T84">60</text:span><text:span text:style-name="T21"> </text:span><text:span text:style-name="_5f_Symbole"><text:span text:style-name="T81"></text:span></text:span><text:span text:style-name="T21"> </text:span><text:span text:style-name="T84">30.</text:span></text:p><text:p text:style-name="P66"><text:span text:style-name="T84">Donc 450</text:span><text:span text:style-name="T21"> </text:span><text:span text:style-name="T84">s </text:span><text:span text:style-name="_5f_Symbole"><text:span text:style-name="T121">=</text:span></text:span><text:span text:style-name="T84"> </text:span><text:span text:style-name="T87">7</text:span><text:span text:style-name="T21"> </text:span><text:span text:style-name="T87">min</text:span><text:span text:style-name="T84"> et </text:span><text:span text:style-name="T87">30</text:span><text:span text:style-name="T21"> </text:span><text:span text:style-name="T87">s</text:span><text:span text:style-name="T84">.</text:span></text:p><text:p text:style-name="P26"><text:span text:style-name="T90">On en déduit que 7</text:span><text:span text:style-name="T23"> </text:span><text:span text:style-name="T90">650</text:span><text:span text:style-name="T23"> </text:span><text:span text:style-name="T90">s</text:span><text:span text:style-name="T23"> </text:span><text:span text:style-name="_5f_Symbole"><text:span text:style-name="T121">=</text:span></text:span><text:span text:style-name="T23"> </text:span><text:span text:style-name="T90">2</text:span><text:span text:style-name="T23"> </text:span><text:span text:style-name="T90">h</text:span><text:span text:style-name="T23"> </text:span><text:span text:style-name="T90">7</text:span><text:span text:style-name="T23"> </text:span><text:span text:style-name="T90">min</text:span><text:span text:style-name="T23"> </text:span><text:span text:style-name="T90">30</text:span><text:span text:style-name="T23"> </text:span><text:span text:style-name="T90">s.</text:span></text:p><text:list xml:id="list165120950477648" text:continue-numbering="true" text:style-name="liste_5f_abc"><text:list-item><text:p text:style-name="P63"><text:span text:style-name="T84">2,4</text:span><text:span text:style-name="T21"> </text:span><text:span text:style-name="T84">h </text:span><text:span text:style-name="_5f_Symbole"><text:span text:style-name="T121">=</text:span></text:span><text:span text:style-name="T84"> 2</text:span><text:span text:style-name="T21"> </text:span><text:span text:style-name="T84">heures et </text:span><text:span text:style-name="T85">0,4</text:span><text:span text:style-name="T21"> </text:span><text:span text:style-name="T84">heure.</text:span></text:p></text:list-item></text:list><text:p text:style-name="P27"><text:span text:style-name="T89">1</text:span><text:span text:style-name="T23"> </text:span><text:span text:style-name="T89">h</text:span><text:span text:style-name="T23"> </text:span><text:span text:style-name="_5f_Symbole"><text:span text:style-name="T121">=</text:span></text:span><text:span text:style-name="T23"> </text:span><text:span text:style-name="T89">60</text:span><text:span text:style-name="T23"> </text:span><text:span text:style-name="T89">min donc </text:span><text:span text:style-name="T91">0,4</text:span><text:span text:style-name="T23"> </text:span><text:span text:style-name="T89">h</text:span><text:span text:style-name="T23"> </text:span><text:span text:style-name="_5f_Symbole"><text:span text:style-name="T121">=</text:span></text:span><text:span text:style-name="T23"> </text:span><text:span text:style-name="T91">0,4</text:span><text:span text:style-name="T23"> </text:span><text:span text:style-name="_5f_Symbole"><text:span text:style-name="T119">×</text:span></text:span><text:span text:style-name="T23"> </text:span><text:span text:style-name="T91">60</text:span><text:span text:style-name="T23"> </text:span><text:span text:style-name="_5f_Symbole"><text:span text:style-name="T121">=</text:span></text:span><text:span text:style-name="T23"> </text:span><text:span text:style-name="T91">24</text:span><text:span text:style-name="T23"> </text:span><text:span text:style-name="T89">min.</text:span></text:p><text:p text:style-name="P28"><text:span text:style-name="T84">2,4</text:span><text:span text:style-name="T21"> </text:span><text:span text:style-name="T84">h</text:span><text:span text:style-name="T21"> </text:span><text:span text:style-name="_5f_Symbole"><text:span text:style-name="T121">=</text:span></text:span><text:span text:style-name="T21"> </text:span><text:span text:style-name="T84">2</text:span><text:span text:style-name="T21"> </text:span><text:span text:style-name="T84">h</text:span><text:span text:style-name="T21"> </text:span><text:span text:style-name="T84">24</text:span><text:span text:style-name="T21"> </text:span><text:span text:style-name="T84">min.</text:span></text:p></text:section></draw:text-box></draw:frame></text:p>
      <text:list xml:id="list2381442718" text:style-name="Num_5f_Exo">
        <text:list-item>
          <text:h text:style-name="P31" text:outline-level="1"><text:span text:style-name="T29"> </text:span><text:span text:style-name="T116">Convertis</text:span><text:span text:style-name="_5f_Consigne"><text:span text:style-name="T11"> les durées </text:span></text:span><text:span text:style-name="_5f_Consigne"><text:span text:style-name="T13">suivantes</text:span></text:span><text:span text:style-name="_5f_Consigne"><text:span text:style-name="T11">.</text:span></text:span></text:h>
        </text:list-item>
      </text:list>
      <text:list xml:id="list1757206161" text:style-name="L1">
        <text:list-item>
          <text:h text:style-name="P32" text:outline-level="1"><text:span text:style-name="T18">65 min </text:span><text:span text:style-name="_5f_Symbole"><text:span text:style-name="T118">=</text:span></text:span><text:span text:style-name="T16"> </text:span><text:span text:style-name="T113"><text:tab/> </text:span><text:span text:style-name="T27">s.</text:span></text:h>
        </text:list-item>
        <text:list-item>
          <text:h text:style-name="P33" text:outline-level="1"><text:span text:style-name="T16">2</text:span><text:span text:style-name="T18">6 h </text:span><text:span text:style-name="_5f_Symbole"><text:span text:style-name="T118">=</text:span></text:span><text:span text:style-name="T16"> </text:span><text:span text:style-name="T113"><text:tab/></text:span><text:span text:style-name="T112"> </text:span><text:span text:style-name="T27">m</text:span><text:span text:style-name="T32">in</text:span><text:span text:style-name="T27">.</text:span></text:h>
        </text:list-item>
        <text:list-item>
          <text:h text:style-name="P33" text:outline-level="1"><text:span text:style-name="T16">3 </text:span><text:span text:style-name="T18">jours </text:span><text:span text:style-name="_5f_Symbole"><text:span text:style-name="T118">=</text:span></text:span><text:span text:style-name="T16"> </text:span><text:span text:style-name="T113"><text:tab/></text:span><text:span text:style-name="T112"> </text:span><text:span text:style-name="T28">h</text:span><text:span text:style-name="T27">.</text:span></text:h>
        </text:list-item>
        <text:list-item>
          <text:h text:style-name="P34" text:outline-level="1"><text:span text:style-name="T29">4 min 12 s </text:span><text:span text:style-name="_5f_Symbole"><text:span text:style-name="T118">=</text:span></text:span><text:span text:style-name="T29"> </text:span><text:span text:style-name="T113"><text:tab/> </text:span><text:span text:style-name="T30">s.</text:span></text:h>
        </text:list-item>
        <text:list-item>
          <text:h text:style-name="P33" text:outline-level="1"><text:span text:style-name="T16">1 h </text:span><text:span text:style-name="T18">10 min </text:span><text:span text:style-name="_5f_Symbole"><text:span text:style-name="T118">=</text:span></text:span><text:span text:style-name="T16"> </text:span><text:span text:style-name="T113"><text:tab/></text:span><text:span text:style-name="T112"> </text:span><text:span text:style-name="T27">s</text:span><text:span text:style-name="T28">.</text:span></text:h>
        </text:list-item>
      </text:list>
      <text:list xml:id="list165120937029182" text:continue-list="list2381442718" text:style-name="Num_5f_Exo">
        <text:list-item>
          <text:h text:style-name="P40" text:outline-level="1"><text:span text:style-name="Bold_5f_niv1"><text:span text:style-name="T119"> </text:span></text:span><text:span text:style-name="Bold_5f_niv1">C</text:span><text:span text:style-name="Bold_5f_niv1"><text:span text:style-name="T117">onvertir en heures et minutes</text:span></text:span></text:h>
          <text:h text:style-name="P43" text:outline-level="1"><text:span text:style-name="T17">U</text:span><text:span text:style-name="T19">ne</text:span><text:span text:style-name="T117"> heure vaut </text:span><text:span text:style-name="T115">………...….</text:span><text:span text:style-name="T100"> minutes. Pour connaître le nombre d’heures dans 456 minutes, on réalise la </text:span><text:span text:style-name="T115">………...…………………....</text:span><text:span text:style-name="T100"> euclidienne de </text:span><text:span text:style-name="T115">………...….</text:span><text:span text:style-name="T100"> par </text:span><text:span text:style-name="T115">………...….</text:span><text:span text:style-name="T100">.</text:span></text:h>
          <text:h text:style-name="P44" text:outline-level="1">456 <text:span text:style-name="_5f_Symbole">=</text:span> <text:span text:style-name="T110">………...…. </text:span><text:span text:style-name="T123">×</text:span><text:span text:style-name="_5f_BVS"> </text:span><text:span text:style-name="T101">60 </text:span><text:span text:style-name="_5f_Symbole"><text:span text:style-name="T80"></text:span></text:span><text:span text:style-name="T101"> </text:span><text:span text:style-name="T111">………...….</text:span><text:span text:style-name="T24">, </text:span><text:span text:style-name="T46">donc</text:span></text:h>
          <text:h text:style-name="P45" text:outline-level="1"><text:span text:style-name="T24">456 minutes </text:span><text:span text:style-name="_5f_Symbole">=</text:span><text:span text:style-name="T111"> ………...…. </text:span><text:span text:style-name="T24">h</text:span><text:span text:style-name="T111"> ………...…. </text:span><text:span text:style-name="T24">min.</text:span></text:h>
        </text:list-item>
        <text:list-item>
          <text:h text:style-name="P41" text:outline-level="1"> <text:span text:style-name="T47">À</text:span><text:span text:style-name="_5f_pointillés_20_gris"><text:span text:style-name="T55"> l’aide de l’exercice précédent, convertis les durées suivantes en heures et minutes. </text:span></text:span><text:span text:style-name="_5f_pointillés_20_gris"><text:span text:style-name="T67">É</text:span></text:span><text:span text:style-name="_5f_pointillés_20_gris"><text:span text:style-name="T56">cris le calcul effectué.</text:span></text:span></text:h>
        </text:list-item>
      </text:list>
      <text:list xml:id="list735725270" text:style-name="L2">
        <text:list-item>
          <text:h text:style-name="P36" text:outline-level="1"><text:span text:style-name="_5f_pointillés_20_gris"><text:span text:style-name="T48">135 minutes </text:span></text:span><text:span text:style-name="_5f_Symbole"><text:span text:style-name="T99">=</text:span></text:span><text:span text:style-name="_5f_pointillés_20_gris"><text:span text:style-name="T49"> </text:span></text:span><text:span text:style-name="_5f_pointillés_20_gris"><text:span text:style-name="T97"><text:tab/></text:span></text:span></text:h>
          <text:p text:style-name="P57"><text:span text:style-name="_5f_pointillés_20_gris"><text:span text:style-name="T94"><text:tab/></text:span></text:span></text:p>
        </text:list-item>
        <text:list-item>
          <text:h text:style-name="P35" text:outline-level="1"><text:span text:style-name="_5f_pointillés_20_gris"><text:span text:style-name="T48">346 minutes </text:span></text:span><text:span text:style-name="_5f_Symbole"><text:span text:style-name="T98">=</text:span></text:span><text:span text:style-name="_5f_pointillés_20_gris"><text:span text:style-name="T49"> </text:span></text:span><text:span text:style-name="_5f_pointillés_20_gris"><text:span text:style-name="T114"><text:tab/></text:span></text:span></text:h>
          <text:p text:style-name="P57"><text:span text:style-name="_5f_pointillés_20_gris"><text:span text:style-name="T94"><text:tab/></text:span></text:span></text:p>
        </text:list-item>
      </text:list>
      <text:list xml:id="list165122418821099" text:continue-list="list165120937029182" text:style-name="Num_5f_Exo">
        <text:list-item>
          <text:h text:style-name="P42" text:outline-level="1"> <text:span text:style-name="T20">Convertis</text:span><text:span text:style-name="_5f_Consigne"><text:span text:style-name="T14"> les durées </text:span></text:span><text:span text:style-name="_5f_Consigne"><text:span text:style-name="T15">suivantes</text:span></text:span><text:span text:style-name="_5f_Consigne"><text:span text:style-name="T14">.</text:span></text:span></text:h>
        </text:list-item>
      </text:list>
      <text:list xml:id="list2093255137" text:style-name="L3">
        <text:list-item>
          <text:h text:style-name="P37" text:outline-level="1"><text:span text:style-name="T16">67 minutes </text:span><text:span text:style-name="_5f_Symbole"><text:span text:style-name="T118">=</text:span></text:span><text:span text:style-name="T16"> </text:span><text:span text:style-name="T112">………...…. </text:span><text:span text:style-name="T27">h</text:span><text:span text:style-name="T112"> ………...…. </text:span><text:span text:style-name="T27">min</text:span></text:h>
        </text:list-item>
        <text:list-item>
          <text:h text:style-name="P38" text:outline-level="1"><text:span text:style-name="T16">79 secondes </text:span><text:span text:style-name="_5f_Symbole"><text:span text:style-name="T118">=</text:span></text:span><text:span text:style-name="T16"> </text:span><text:span text:style-name="T112">………...…. </text:span><text:span text:style-name="T27">m</text:span><text:span text:style-name="T28">in</text:span><text:span text:style-name="T112"> ………...…. </text:span><text:span text:style-name="T27">s</text:span></text:h>
        </text:list-item>
        <text:list-item>
          <text:h text:style-name="P38" text:outline-level="1"><text:span text:style-name="T16">237 secondes </text:span><text:span text:style-name="_5f_Symbole"><text:span text:style-name="T118">=</text:span></text:span><text:span text:style-name="T16"> </text:span><text:span text:style-name="T112">………...…. </text:span><text:span text:style-name="T27">m</text:span><text:span text:style-name="T28">in</text:span><text:span text:style-name="T112"> ………...…. </text:span><text:span text:style-name="T28">s</text:span></text:h>
        </text:list-item>
        <text:list-item>
          <text:h text:style-name="P38" text:outline-level="1"><text:span text:style-name="T16">138 heures </text:span><text:span text:style-name="_5f_Symbole"><text:span text:style-name="T118">=</text:span></text:span><text:span text:style-name="T16"> </text:span><text:span text:style-name="T112">………...…. </text:span><text:span text:style-name="T27">j</text:span><text:span text:style-name="T28">ours</text:span><text:span text:style-name="T112"> ………...…. </text:span><text:span text:style-name="T28">h</text:span></text:h>
        </text:list-item>
        <text:list-item>
          <text:h text:style-name="P39" text:outline-level="1"><text:span text:style-name="T18">45</text:span><text:span text:style-name="T16"> </text:span><text:span text:style-name="T18">jours </text:span><text:span text:style-name="_5f_Symbole"><text:span text:style-name="T118">=</text:span></text:span><text:span text:style-name="T16"> </text:span><text:span text:style-name="T112">………...…. </text:span><text:span text:style-name="T27">s</text:span><text:span text:style-name="T29">emaines</text:span><text:span text:style-name="T112"> ………...…. </text:span><text:span text:style-name="T28">j</text:span></text:h>
        </text:list-item>
      </text:list>
      <text:list xml:id="list165122462007775" text:continue-list="list165122418821099" text:style-name="Num_5f_Exo">
        <text:list-item>
          <text:h text:style-name="P56" text:outline-level="1"><text:span text:style-name="Bold_5f_niv1"><text:span text:style-name="T122"> </text:span></text:span><text:span text:style-name="Bold_5f_niv1"><text:span text:style-name="T125">En</text:span></text:span><text:span text:style-name="Bold_5f_niv1"><text:span text:style-name="T126"> heures, minutes et secondes</text:span></text:span></text:h>
        </text:list-item>
      </text:list>
      <text:p text:style-name="P29"><text:span text:style-name="T103">C</text:span><text:span text:style-name="T102">onvertis en heures, minutes et secondes les durées suivantes. </text:span><text:span text:style-name="_5f_pointillés_20_gris"><text:span text:style-name="T63">D</text:span></text:span><text:span text:style-name="_5f_pointillés_20_gris"><text:span text:style-name="T64">étaille tes calculs</text:span></text:span><text:span text:style-name="_5f_pointillés_20_gris"><text:span text:style-name="T51">.</text:span></text:span></text:p>
      <text:list xml:id="list3193430540" text:style-name="L4">
        <text:list-item>
          <text:h text:style-name="P46" text:outline-level="1">34 990 s</text:h>
          <text:p text:style-name="P58"><text:span text:style-name="_5f_pointillés_20_gris"><text:span text:style-name="T94"><text:tab/></text:span></text:span></text:p>
          <text:p text:style-name="P58"><text:span text:style-name="_5f_pointillés_20_gris"><text:span text:style-name="T95"><text:tab/></text:span></text:span></text:p>
          <text:p text:style-name="P58"><text:span text:style-name="_5f_pointillés_20_gris"><text:span text:style-name="T95"><text:tab/></text:span></text:span></text:p>
        </text:list-item>
        <text:list-item>
          <text:p text:style-name="P59"><text:span text:style-name="_5f_Consigne"><text:span text:style-name="T12">1 234 s</text:span></text:span></text:p>
          <text:p text:style-name="P58"><text:span text:style-name="_5f_pointillés_20_gris"><text:span text:style-name="T94"><text:tab/></text:span></text:span></text:p>
          <text:p text:style-name="P58"><text:span text:style-name="_5f_pointillés_20_gris"><text:span text:style-name="T95"><text:tab/></text:span></text:span></text:p>
          <text:p text:style-name="P58"><text:span text:style-name="_5f_pointillés_20_gris"><text:span text:style-name="T95"><text:tab/></text:span></text:span></text:p>
        </text:list-item>
      </text:list>
      <text:list xml:id="list165122017333267" text:continue-list="list165122462007775" text:style-name="Num_5f_Exo">
        <text:list-item>
          <text:h text:style-name="P55" text:outline-level="1"><text:span text:style-name="T29"> </text:span><text:span text:style-name="T31">R</text:span><text:span text:style-name="T34">elie</text:span><text:span text:style-name="T31"> les durées égales.</text:span>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list xml:id="list165122975569611" text:continue-numbering="true" text:style-name="Num_5f_Exo">
              <text:list-header>
                <text:h text:style-name="P50" text:outline-level="1"><text:span text:style-name="T38">2 </text:span><text:span text:style-name="T25">h 15 min</text:span></text:h>
              </text:list-header>
            </text:list>
          </table:table-cell>
          <table:table-cell table:style-name="Tableau1.A1" office:value-type="string">
            <text:list xml:id="list165122949582420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1165150710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2889061438" text:continue-numbering="true" text:style-name="Num_5f_Exo">
              <text:list-header>
                <text:h text:style-name="P48" text:outline-level="1">4 440 s</text:h>
              </text:list-header>
            </text:list>
          </table:table-cell>
        </table:table-row>
        <table:table-row>
          <table:table-cell table:style-name="Tableau1.A1" office:value-type="string">
            <text:list xml:id="list165122895914987" text:continue-numbering="true" text:style-name="Num_5f_Exo">
              <text:list-header>
                <text:h text:style-name="P51" text:outline-level="1"><text:span text:style-name="T37">7</text:span><text:span text:style-name="T35">4 min</text:span></text:h>
              </text:list-header>
            </text:list>
          </table:table-cell>
          <table:table-cell table:style-name="Tableau1.A1" office:value-type="string">
            <text:list xml:id="list165121084597316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1485408785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2246118261" text:continue-numbering="true" text:style-name="Num_5f_Exo">
              <text:list-header>
                <text:h text:style-name="P48" text:outline-level="1">5 040 s</text:h>
              </text:list-header>
            </text:list>
          </table:table-cell>
        </table:table-row>
        <table:table-row>
          <table:table-cell table:style-name="Tableau1.A1" office:value-type="string">
            <text:list xml:id="list165121915387279" text:continue-numbering="true" text:style-name="Num_5f_Exo">
              <text:list-header>
                <text:h text:style-name="P51" text:outline-level="1"><text:span text:style-name="T38">1 </text:span><text:span text:style-name="T39">h 24 min</text:span></text:h>
              </text:list-header>
            </text:list>
          </table:table-cell>
          <table:table-cell table:style-name="Tableau1.A1" office:value-type="string">
            <text:list xml:id="list165122902146520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1667575069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2197467612" text:continue-numbering="true" text:style-name="Num_5f_Exo">
              <text:list-header>
                <text:h text:style-name="P51" text:outline-level="1"><text:span text:style-name="T36">7 456 </text:span><text:span text:style-name="T35">s</text:span></text:h>
              </text:list-header>
            </text:list>
          </table:table-cell>
        </table:table-row>
        <table:table-row table:style-name="Tableau1.4">
          <table:table-cell table:style-name="Tableau1.A1" office:value-type="string">
            <text:list xml:id="list165122011577085" text:continue-numbering="true" text:style-name="Num_5f_Exo">
              <text:list-header>
                <text:h text:style-name="P47" text:outline-level="1">124 min 16 s</text:h>
              </text:list-header>
            </text:list>
          </table:table-cell>
          <table:table-cell table:style-name="Tableau1.A1" office:value-type="string">
            <text:list xml:id="list165121280321878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1241504198" text:continue-numbering="true" text:style-name="Num_5f_Exo">
              <text:list-header>
                <text:h text:style-name="P49" text:outline-level="1">●</text:h>
              </text:list-header>
            </text:list>
          </table:table-cell>
          <table:table-cell table:style-name="Tableau1.A1" office:value-type="string">
            <text:list xml:id="list165122503711439" text:continue-numbering="true" text:style-name="Num_5f_Exo">
              <text:list-header>
                <text:h text:style-name="P51" text:outline-level="1"><text:span text:style-name="T37">8 </text:span><text:span text:style-name="T36">100 </text:span><text:span text:style-name="T37">s</text:span></text:h>
              </text:list-header>
            </text:list>
          </table:table-cell>
        </table:table-row>
      </table:table>
      <text:list xml:id="list165121417339230" text:continue-numbering="true" text:style-name="Num_5f_Exo">
        <text:list-item>
          <text:h text:style-name="P54" text:outline-level="1"><text:span text:style-name="T31"> </text:span><text:span text:style-name="T45">Convertis en heures et minutes. </text:span><text:span text:style-name="_5f_pointillés_20_gris"><text:span text:style-name="T78">D</text:span></text:span><text:span text:style-name="_5f_pointillés_20_gris"><text:span text:style-name="T79">étaille tes calculs</text:span></text:span><text:span text:style-name="_5f_pointillés_20_gris"><text:span text:style-name="T61">.</text:span></text:span></text:h>
        </text:list-item>
      </text:list>
      <text:list xml:id="list1434038217" text:style-name="L5">
        <text:list-item>
          <text:h text:style-name="P52" text:outline-level="1"><text:span text:style-name="T26">4,5</text:span><text:span text:style-name="T27"> </text:span><text:span text:style-name="T26">h</text:span></text:h>
          <text:p text:style-name="P60"><text:span text:style-name="_5f_pointillés_20_gris"><text:span text:style-name="T94"><text:tab/></text:span></text:span></text:p>
          <text:p text:style-name="P60"><text:span text:style-name="_5f_pointillés_20_gris"><text:span text:style-name="T95"><text:tab/></text:span></text:span></text:p>
          <text:p text:style-name="P60"><text:span text:style-name="_5f_pointillés_20_gris"><text:span text:style-name="T95"><text:tab/></text:span></text:span></text:p>
        </text:list-item>
        <text:list-item>
          <text:h text:style-name="P53" text:outline-level="1"><text:span text:style-name="T33">12,25</text:span><text:span text:style-name="T27"> </text:span><text:span text:style-name="T33">h</text:span></text:h>
          <text:p text:style-name="P60"><text:span text:style-name="_5f_pointillés_20_gris"><text:span text:style-name="T94"><text:tab/></text:span></text:span></text:p>
          <text:p text:style-name="P60"><text:span text:style-name="_5f_pointillés_20_gris"><text:span text:style-name="T95"><text:tab/></text:span></text:span></text:p>
          <text:p text:style-name="P60"><text:span text:style-name="_5f_pointillés_20_gris"><text:span text:style-name="T95"><text:tab/></text:span></text:span></text:p>
        </text:list-item>
        <text:list-item>
          <text:h text:style-name="P53" text:outline-level="1"><text:span text:style-name="T33">6,2</text:span><text:span text:style-name="T27"> </text:span><text:span text:style-name="T33">h</text:span></text:h>
          <text:p text:style-name="P60"><text:span text:style-name="_5f_pointillés_20_gris"><text:span text:style-name="T94"><text:tab/></text:span></text:span></text:p>
          <text:p text:style-name="P60"><text:span text:style-name="_5f_pointillés_20_gris"><text:span text:style-name="T95"><text:tab/></text:span></text:span></text:p>
          <text:p text:style-name="P60"><text:span text:style-name="_5f_pointillés_20_gris"><text:span text:style-name="T95"><text:tab/></text:span></text:span></text:p>
        </text:list-item>
        <text:list-item>
          <text:h text:style-name="P53" text:outline-level="1"><text:span text:style-name="T33">0,45</text:span><text:span text:style-name="T27"> </text:span><text:span text:style-name="T33">h</text:span></text:h>
          <text:p text:style-name="P60"><text:span text:style-name="_5f_pointillés_20_gris"><text:span text:style-name="T94"><text:tab/></text:span></text:span></text:p>
          <text:p text:style-name="P60"><text:span text:style-name="_5f_pointillés_20_gris"><text:span text:style-name="T95"><text:tab/></text:span></text:span></text:p>
          <text:p text:style-name="P60"><text:span text:style-name="_5f_pointillés_20_gris"><text:span text:style-name="T95"><text:tab/>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Bahnschrift SemiLight" svg:font-family="'Bahnschrift SemiLight'" style:font-adornments="Roman"/>
    <style:font-face style:name="Microsoft YaHei1" svg:font-family="'Microsoft YaHei'" style:font-adornments="Oblique"/>
    <style:font-face style:name="OpenSymbol" svg:font-family="OpenSymbol"/>
    <style:font-face style:name="OpenSymbol1" svg:font-family="OpenSymbol" style:font-adornments="Roman"/>
    <style:font-face style:name="Tahoma" svg:font-family="Tahoma"/>
    <style:font-face style:name="Verdana" svg:font-family="Verdana" style:font-adornments="Roman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Farbverlauf_20_1" draw:display-name="Farbverlauf 1" draw:style="linear" draw:start-color="#000000" draw:end-color="#ffff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17" draw:display-name="Gradient 17" draw:style="linear" draw:start-color="#9d0f89" draw:end-color="#6d075f" draw:start-intensity="100%" draw:end-intensity="100%" draw:angle="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gradient draw:name="violet" draw:style="linear" draw:start-color="#9d0f89" draw:end-color="#6d075f" draw:start-intensity="100%" draw:end-intensity="100%" draw:angle="900" draw:border="0%"/>
    <draw:gradient draw:name="violet3" draw:style="linear" draw:start-color="#9d0f89" draw:end-color="#6d075f" draw:start-intensity="100%" draw:end-intensity="100%" draw:angle="1800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C4E2AD928ED72990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2" draw:display-name="Dashed (var) 7282" draw:style="rect" draw:dots1="1" draw:distance="28%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style:font-name="Bitstream Vera Sans4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3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5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6" style:family="paragraph" style:parent-style-name="_5f_En-tête">
      <style:text-properties officeooo:paragraph-rsid="0026fd94"/>
    </style:style>
    <style:style style:name="MP27" style:family="paragraph">
      <loext:graphic-properties draw:fill="solid" draw:fill-color="#7fb241"/>
    </style:style>
    <style:style style:name="MP28" style:family="paragraph">
      <style:paragraph-properties fo:text-align="center"/>
    </style:style>
    <style:style style:name="MP29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30" style:family="paragraph" style:parent-style-name="Footer">
      <style:text-properties officeooo:rsid="00178920" officeooo:paragraph-rsid="00178920"/>
    </style:style>
    <style:style style:name="MP31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text-properties officeooo:paragraph-rsid="002aa84d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4fea2e"/>
    </style:style>
    <style:style style:name="MT7" style:family="text">
      <style:text-properties fo:font-variant="normal" fo:text-transform="none" fo:color="#7fb241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style:font-name="Bitstream Vera Sans" fo:font-size="16pt" fo:font-style="normal" fo:text-shadow="none" fo:font-weight="bold" officeooo:rsid="003cc587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style:font-name="Bitstream Vera Sans1" fo:font-size="9pt" officeooo:rsid="004d7250" fo:background-color="transparent" loext:char-shading-value="0"/>
    </style:style>
    <style:style style:name="MT10" style:family="text">
      <style:text-properties officeooo:rsid="0052b52b"/>
    </style:style>
    <style:style style:name="MT11" style:family="text">
      <style:text-properties officeooo:rsid="002aa84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4">Chapitre G2 : Triangles</text:p>
      </style:footer>
      <style:footer-left>
        <text:p text:style-name="MP25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>
      <style:header>
        <text:p text:style-name="MP26"><draw:path text:anchor-type="paragraph" draw:z-index="0" draw:name="Forme1" draw:style-name="Mgr1" draw:text-style-name="MP27" svg:width="4.329cm" svg:height="2.24cm" svg:x="-1.499cm" svg:y="-1cm" svg:viewBox="0 0 4330 2241" svg:d="M0 2241l3984-288c209-15 363-168 345-342l-170-1611h-4159z"><text:p/></draw:path><draw:frame text:anchor-type="paragraph" draw:z-index="1" draw:name="Forme2" draw:style-name="Mgr2" draw:text-style-name="MP29" svg:width="2.703cm" svg:height="0.715cm" draw:transform="rotate (0.0872664625997165) translate (-0.172861111111111cm 0.218722222222222cm)"><draw:text-box><text:p text:style-name="MP28"><text:span text:style-name="MT5">Série 1</text:span></text:p></draw:text-box></draw:frame><draw:line text:anchor-type="paragraph" draw:z-index="2" draw:name="Forme3" draw:style-name="Mgr3" draw:text-style-name="MP28" svg:x1="10.052cm" svg:y1="0.364cm" svg:x2="20.496cm" svg:y2="0.36cm"><text:p/></draw:line><text:span text:style-name="MT6">Convertir des </text:span><text:span text:style-name="MT7">d</text:span><text:span text:style-name="MT8">urées</text:span></text:p>
      </style:header>
      <style:footer>
        <text:p text:style-name="MP30"><draw:frame draw:style-name="Mfr1" draw:name="Cadre1" text:anchor-type="paragraph" svg:y="-0.06cm" draw:z-index="3"><draw:text-box fo:min-height="0.499cm" fo:min-width="2cm"><draw:frame draw:style-name="Mfr2" draw:name="Cadre2" text:anchor-type="frame" svg:x="0.45cm" svg:y="0.079cm" svg:width="0.817cm" draw:z-index="4"><draw:text-box fo:min-height="0.355cm"><text:p text:style-name="MP31"><draw:g text:anchor-type="paragraph" draw:z-index="6" draw:name="Forme4" draw:style-name="Mgr4"><draw:path draw:style-name="Mgr5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72</text:page-number></text:p></draw:text-box></draw:frame><text:p text:style-name="MP33"><text:span text:style-name="MT9">G</text:span><text:span text:style-name="MT10">randeurs</text:span> • <text:span text:style-name="MT11">C1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3-24T16:51:19.697000000</dc:date>
    <meta:editing-duration>PT8H49M18S</meta:editing-duration>
    <meta:editing-cycles>87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0" meta:page-count="2" meta:paragraph-count="120" meta:word-count="547" meta:character-count="2845" meta:non-whitespace-character-count="1978"/>
  </office:meta>
</office:document-meta>
</file>